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5cm" svg:x="7.737cm" svg:y="1.752cm">
            <draw:object draw:notify-on-update-of-ranges="Hoja1.B1:Hoja1.B1 Hoja1.B2:Hoja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frecuenci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42:23.992836262</meta:creation-date>
    <dc:date>2020-11-11T12:50:36.242429239</dc:date>
    <meta:editing-duration>PT8M15S</meta:editing-duration>
    <meta:editing-cycles>1</meta:editing-cycles>
    <meta:document-statistic meta:table-count="1" meta:cell-count="14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655cm" svg:y="4.204cm" style:legend-expansion="high" chart:style-name="ch2"/>
        <chart:plot-area chart:style-name="ch3" table:cell-range-address="Hoja1.B1:Hoja1.B7" chart:data-source-has-labels="row" svg:x="-0.437cm" svg:y="0.024cm" svg:width="13.013cm" svg:height="8.643cm">
          <chartooo:coordinate-region svg:x="-0.001cm" svg:y="0.223cm" svg:width="12.57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7" chart:label-cell-address="Hoja1.B1:Hoja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uenci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2:Hoja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